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i>x</mi>
            <mrow>
              <mo fence="true" stretchy="false">(</mo>
              <mrow>
                <mi>t</mi>
              </mrow>
              <mo fence="true" stretchy="false">)</mo>
            </mrow>
            <mrow>
              <mspace width="2em"/>
              <mo stretchy="false">=</mo>
              <mspace width="2em"/>
            </mrow>
            <mstyle color="green">
              <mrow>
                <mi>x</mi>
                <mrow>
                  <mo fence="true" stretchy="false">(</mo>
                  <mrow>
                    <msub>
                      <mi>t</mi>
                      <mn>0</mn>
                    </msub>
                  </mrow>
                  <mo fence="true" stretchy="false">)</mo>
                </mrow>
              </mrow>
            </mstyle>
            <mspace width="0.5em"/>
            <mstyle color="blue">
              <msup>
                <mtext>e</mtext>
                <mrow>
                  <mrow>
                    <mo stretchy="false">−</mo>
                    <msub>
                      <mi mathvariant="normal">ω</mi>
                      <mtext>d</mtext>
                    </msub>
                  </mrow>
                  <mspace width="0.5em"/>
                  <mi>t</mi>
                </mrow>
              </msup>
            </mstyle>
            <mspace width="0.5em"/>
            <mstyle color="red">
              <mrow>
                <mi>sin</mi>
                <mrow>
                  <mo fence="true" stretchy="false">(</mo>
                  <mrow>
                    <mrow>
                      <mi mathvariant="normal">ω</mi>
                      <mi>'</mi>
                      <mspace width="0.5em"/>
                      <mi>t</mi>
                      <mrow>
                        <mspace width="2em"/>
                        <mo stretchy="false">+</mo>
                        <mspace width="2em"/>
                      </mrow>
                      <mi mathvariant="normal">δ</mi>
                    </mrow>
                  </mrow>
                  <mo fence="true" stretchy="false">)</mo>
                </mrow>
              </mrow>
            </mstyle>
            <mspace width="4em"/>
            <mtext> für </mtext>
            <mspace width="4em"/>
            <mstyle color="fuchsia">
              <msub>
                <mi mathvariant="normal">ω</mi>
                <mn>0</mn>
              </msub>
            </mstyle>
            <mrow>
              <mspace width="2em"/>
              <mo stretchy="false">&gt;</mo>
              <mspace width="2em"/>
            </mrow>
            <mstyle color="blue">
              <msub>
                <mi mathvariant="normal">ω</mi>
                <mtext>d</mtext>
              </msub>
            </mstyle>
          </mrow>
        </mtd>
      </mtr>
      <mtr>
        <mtd>
          <mtext>Mit</mtext>
        </mtd>
      </mtr>
      <mtr>
        <mtd columnalign="left">
          <mrow>
            <mstyle color="green">
              <mrow>
                <mi>x</mi>
                <mrow>
                  <mo fence="true" stretchy="false">(</mo>
                  <mrow>
                    <msub>
                      <mi>t</mi>
                      <mn>0</mn>
                    </msub>
                  </mrow>
                  <mo fence="true" stretchy="false">)</mo>
                </mrow>
                <mrow>
                  <mspace width="2em"/>
                  <mo stretchy="false">=</mo>
                  <mspace width="2em"/>
                </mrow>
                <mi>x</mi>
                <mrow>
                  <mo fence="true" stretchy="false">(</mo>
                  <mrow>
                    <mrow>
                      <mi>t</mi>
                      <mrow>
                        <mspace width="2em"/>
                        <mo stretchy="false">=</mo>
                        <mspace width="2em"/>
                      </mrow>
                      <mn>0</mn>
                    </mrow>
                  </mrow>
                  <mo fence="true" stretchy="false">)</mo>
                </mrow>
              </mrow>
            </mstyle>
            <mtext> : Auslenkung zu Beginn der Bewegung</mtext>
          </mrow>
        </mtd>
      </mtr>
      <mtr>
        <mtd columnalign="left">
          <mrow>
            <mstyle color="blue">
              <mrow>
                <msub>
                  <mi mathvariant="normal">ω</mi>
                  <mtext>d</mtext>
                </msub>
                <mrow>
                  <mspace width="2em"/>
                  <mo stretchy="false">=</mo>
                  <mspace width="2em"/>
                </mrow>
                <mfrac>
                  <mi>b</mi>
                  <mrow>
                    <mn>2</mn>
                    <mi>m</mi>
                  </mrow>
                </mfrac>
              </mrow>
            </mstyle>
            <mtext> : Dämpfungsrate</mtext>
          </mrow>
        </mtd>
      </mtr>
      <mtr>
        <mtd columnalign="left">
          <mrow>
            <mstyle color="red">
              <mrow>
                <mi mathvariant="normal">ω</mi>
                <mi>'</mi>
                <mrow>
                  <mspace width="2em"/>
                  <mo stretchy="false">=</mo>
                  <mspace width="2em"/>
                </mrow>
                <msqrt>
                  <mrow>
                    <msup>
                      <mstyle color="fuchsia">
                        <msub>
                          <mi mathvariant="normal">ω</mi>
                          <mn>0</mn>
                        </msub>
                      </mstyle>
                      <mn>2</mn>
                    </msup>
                    <mrow>
                      <mspace width="2em"/>
                      <mo stretchy="false">−</mo>
                      <mspace width="2em"/>
                    </mrow>
                    <msubsup>
                      <mi mathvariant="normal">ω</mi>
                      <mi>d</mi>
                      <mn>2</mn>
                    </msubsup>
                  </mrow>
                </msqrt>
              </mrow>
            </mstyle>
            <mtext> : reduzierte Frequenz</mtext>
          </mrow>
        </mtd>
      </mtr>
      <mtr>
        <mtd columnalign="left">
          <mrow>
            <mstyle color="fuchsia">
              <mrow>
                <msub>
                  <mi mathvariant="normal">ω</mi>
                  <mn>0</mn>
                </msub>
                <mrow>
                  <mspace width="2em"/>
                  <mo stretchy="false">=</mo>
                  <mspace width="2em"/>
                </mrow>
                <msqrt>
                  <mfrac>
                    <mi>k</mi>
                    <mi>m</mi>
                  </mfrac>
                </msqrt>
              </mrow>
            </mstyle>
            <mtext> : Frequenz der ungedämpften Schwingung</mtext>
          </mrow>
        </mtd>
      </mtr>
      <mtr>
        <mtd columnalign="left">
          <mrow>
            <mstyle color="fuchsia">
              <mi>k</mi>
            </mstyle>
            <mtext> : Federkonstante aus dem Hookeschen Gesetz </mtext>
            <mi>F</mi>
            <mrow>
              <mspace width="2em"/>
              <mo stretchy="false">=</mo>
              <mrow>
                <mspace width="2em"/>
                <mo stretchy="false">−</mo>
                <mi>k</mi>
              </mrow>
            </mrow>
            <mspace width="0.5em"/>
            <mi>x</mi>
          </mrow>
        </mtd>
      </mtr>
      <mtr>
        <mtd columnalign="left">
          <mrow>
            <mstyle color="blue">
              <mi>b</mi>
            </mstyle>
            <mtext> : Proportionalitätskonstante einer zur Geschwindigkeit</mtext>
          </mrow>
        </mtd>
      </mtr>
      <mtr>
        <mtd columnalign="left">
          <mrow>
            <mspace width="6em"/>
            <mtext>proportionalen Reibungskraft </mtext>
            <msub>
              <mi>F</mi>
              <mtext>R</mtext>
            </msub>
            <mrow>
              <mspace width="2em"/>
              <mo stretchy="false">=</mo>
              <mrow>
                <mspace width="2em"/>
                <mo stretchy="false">−</mo>
                <mi>b</mi>
              </mrow>
            </mrow>
            <mspace width="0.5em"/>
            <mi>v</mi>
          </mrow>
        </mtd>
      </mtr>
    </mtable>
    <annotation encoding="StarMath 5.0">x ( t ) ~=~ color green { x ( t_0 ) } ` color blue { "e" ^{ - %iomega _"d" ` t} } ` color red { sin ( %iomega' ` t ~+~ %idelta ) } 
~~" für "~~ color magenta %iomega _0 ~&gt;~ color blue %iomega _"d" newline

"Mit" newline 
alignl color green { x ( t_0 ) ~=~ x ( t ~=~ 0 ) } " : Auslenkung zu Beginn der Bewegung" newline 
alignl color blue { %iomega _"d" ~=~ { alignc b over { 2 m } } } " : Dämpfungsrate" newline 
alignl color red { %iomega' ~=~ sqrt { { color magenta %iomega _0 } ^2 ~-~ %iomega _d ^2 } } " : reduzierte Frequenz" newline 
alignl color magenta { %iomega _0 ~=~ { alignc sqrt { k over m } } } " : Frequenz der ungedämpften Schwingung" newline 
alignl color magenta k " : Federkonstante aus dem Hookeschen Gesetz " F ~=~ - k ` x newline 
alignl color blue b " : Proportionalitätskonstante einer zur Geschwindigkeit" newline 
alignl ~~~ "proportionalen Reibungskraft " F _"R" ~=~ - b ` v newline 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2:59:11.762000000</meta:creation-date>
    <dc:date>2015-04-12T12:24:13.233000000</dc:date>
    <meta:editing-duration>PT34M58S</meta:editing-duration>
    <meta:editing-cycles>1</meta:editing-cycles>
    <meta:generator>LibreOffice/4.3.4.1$Windows_x86 LibreOffice_project/bc356b2f991740509f321d70e4512a6a54c5f243</meta:generator>
  </office:meta>
</office:document-meta>
</file>